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6a77" officeooo:paragraph-rsid="000e6a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o de Requerimientos</text:p>
      <text:p text:style-name="Standard"/>
      <text:p text:style-name="Standard">Propósito</text:p>
      <text:p text:style-name="Standard">Este documento define los requerimientos para el desarrollo de la aplicación Traductor de Audio a Texto. La aplicación debe permitir a los usuarios subir archivos de audio en formato MP3, transcribirlos a texto con correcciones gramaticales, y ofrecer opciones para guardar el texto transcrito en formatos PDF. Además, la aplicación debe mantener un historial de textos previos y permitir la eliminación de textos en una papelera.</text:p>
      <text:p text:style-name="Standard"/>
      <text:p text:style-name="Standard">Alcance</text:p>
      <text:p text:style-name="Standard">La aplicación estará disponible para escritorio. Los usuarios podrán cargar archivos de audio, recibir una transcripción de texto corregida, y guardar o copiar el texto resultante. La aplicación también contará con funcionalidades para gestionar un historial de transcripciones y eliminar textos cuando sea necesario.</text:p>
      <text:p text:style-name="Standard"/>
      <text:p text:style-name="Standard">MP3: Formato de archivo de audio.</text:p>
      <text:p text:style-name="Standard">PDF: Formato de archivo de documento portátil.</text:p>
      <text:p text:style-name="Standard">Corrección Gramatical: Proceso de ajustar el texto transcrito para que sea gramaticalmente correcto.</text:p>
      <text:p text:style-name="Standard"/>
      <text:p text:style-name="P1">Ademas se requiere un inicio de sesión para que el usuario pueda mantener un historial de textos previos y permitir la eliminación de textos en una papelera. Asi mismo, debe estar conectado a tu mail para restablecer la contraseña. Y se requiere internet para descargar la aplicación de escritori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8:24:11.999552115</meta:creation-date>
    <dc:date>2024-09-17T19:20:57.336068451</dc:date>
    <meta:editing-duration>PT34M37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9" meta:word-count="190" meta:character-count="1267" meta:non-whitespace-character-count="1086"/>
  </office:meta>
</office:document-meta>
</file>